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3b92a" officeooo:paragraph-rsid="0013b92a"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style:text-underline-style="none" fo:font-weight="normal" officeooo:rsid="0013b92a" officeooo:paragraph-rsid="0013b92a" style:font-size-asian="10.5pt" style:font-weight-asian="normal" style:font-size-complex="12pt" style:font-weight-complex="normal"/>
    </style:style>
    <style:style style:name="P3" style:family="paragraph" style:parent-style-name="Standard" style:list-style-name="L1">
      <style:paragraph-properties fo:text-align="justify" style:justify-single-word="false"/>
      <style:text-properties fo:font-size="12pt" style:text-underline-style="none" fo:font-weight="normal" officeooo:rsid="0013b92a" officeooo:paragraph-rsid="0013b92a"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56d15" officeooo:paragraph-rsid="00156d15" style:font-size-asian="10.5pt" style:font-weight-asian="normal" style:font-size-complex="12pt" style:font-weight-complex="normal"/>
    </style:style>
    <style:style style:name="T1" style:family="text">
      <style:text-properties officeooo:rsid="00156d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2ème réunion (5/02)</text:p>
      <text:p text:style-name="P1"/>
      <text:p text:style-name="P1"/>
      <text:p text:style-name="P2">La base de données peut être faite en dernière version si on a le temps de l’incorporer au projet en SQL, sinon on peut en faire en CSV (ce sont des sortes de fichiers textes avec par exemple les noms, prénoms, etc), ou avec des tableaux.</text:p>
      <text:p text:style-name="P2"/>
      <text:p text:style-name="P2">Il faudrait faire un diagramme de classe une fois que toutes les versions et fonctionnalités seront établies.</text:p>
      <text:p text:style-name="P2"/>
      <text:p text:style-name="P2">Concernant les horaires des médecins, dans les 1ères versions il faut limiter le choix. Dans les dernières versions pourquoi pas mettre dans les options, par exemple «sélection des disponibilités». </text:p>
      <text:p text:style-name="P2"/>
      <text:p text:style-name="P2">La 1ère version (V0) doit surtout être fonctionnelle, sans interface graphique obligatoire, avec toutes les fonctionnalités indispensables du projet comme par exemple l’ajout d’un RDV. Il faudrait lister toutes les options intéressantes :</text:p>
      <text:list xml:id="list1513574280" text:style-name="L1">
        <text:list-item>
          <text:p text:style-name="P3">celles nécessaires (pour la V0)</text:p>
        </text:list-item>
        <text:list-item>
          <text:p text:style-name="P3">celles en plus (pour les versions ultérieures)</text:p>
        </text:list-item>
      </text:list>
      <text:p text:style-name="P2">Cela nous permettra de délimiter les tâches pour ensuite faire le Gantt (il vaut mieux d’abord faire un pré-gantt au brouillon puis le faire au propre une fois validé).</text:p>
      <text:p text:style-name="P4">Délimiter 3 versions c’est déjà pas mal.</text:p>
      <text:p text:style-name="P2"/>
      <text:p text:style-name="P2">Concernant la gestion de l’envoi de mails/sms, c’est possible de le faire en C pour les mails, avec une gestion de la messagerie, mais les sms c’est <text:span text:style-name="T1">pas fou</text:span> et bien plus compliqué.</text:p>
      <text:p text:style-name="P2"/>
      <text:p text:style-name="P4">Le README sert pas vraiment à mettre le cahier des charges, c’est plus comme une explication du projet, avec les fonctionnalités de chaque version bien décrites.</text:p>
      <text:p text:style-name="P4"/>
      <text:p text:style-name="P4">A la fin du projet on aura un exécutable qu’on lancera depuis notre PC pour la démo et voilà.</text:p>
      <text:p text:style-name="P4"/>
      <text:p text:style-name="P4">Concernant l’interface c’est pas mal d’utiliser GTK mais c’est pas une obligation.</text:p>
      <text:p text:style-name="P4"/>
      <text:p text:style-name="P4">Il ne faut pas oublier de lister les outils que nous allons utiliser dans le cahier des charges (C lion ? GTK ? Etc) .</text:p>
      <text:p text:style-name="P4"/>
      <text:p text:style-name="P4">Git Kraken c’est bien, ça génère le projet avec les conflits en indiquant où ils se trouvent mais il faut les résoudre à la main (il faudra toujours résoudre les conflits à la main).</text:p>
      <text:p text:style-name="P4"/>
      <text:p text:style-name="P4">Dans la branche main (master), on aura tous nos trucs bien finis, testés, qui marchent bien sans erreur, et dans les branches à côtés on aura les trucs en cours, pas finis, à ne surtout pas merge dans la branche ma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8T16:05:46.417000000</meta:creation-date>
    <dc:date>2020-02-08T16:26:31.659000000</dc:date>
    <meta:editing-duration>PT24S</meta:editing-duration>
    <meta:editing-cycles>1</meta:editing-cycles>
    <meta:generator>LibreOffice/6.0.6.2$Windows_X86_64 LibreOffice_project/0c292870b25a325b5ed35f6b45599d2ea4458e77</meta:generator>
    <meta:document-statistic meta:table-count="0" meta:image-count="0" meta:object-count="0" meta:page-count="1" meta:paragraph-count="16" meta:word-count="370" meta:character-count="2137" meta:non-whitespace-character-count="1784"/>
  </office:meta>
</office:document-meta>
</file>